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a34" officeooo:paragraph-rsid="0015fa3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fa34" officeooo:paragraph-rsid="0015fa3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UYDT Quentin</text:p>
      <text:p text:style-name="P2">Parcours DATA ANALYST </text:p>
      <text:p text:style-name="P2">Projet 8</text:p>
      <text:p text:style-name="P2"/>
      <text:p text:style-name="P1"/>
      <text:p text:style-name="P1">Lien vers mon histoire Tableau Public :</text:p>
      <text:p text:style-name="Standard"/>
      <text:p text:style-name="Standard">https://public.tableau.com/views/P8Quentin/Histoire1?:language=fr-FR&amp;:display_count=n&amp;:origin=viz_share_lin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1:47:51.076791465</meta:creation-date>
    <dc:date>2022-08-07T11:50:13.520938235</dc:date>
    <meta:editing-duration>PT2M23S</meta:editing-duration>
    <meta:editing-cycles>1</meta:editing-cycles>
    <meta:document-statistic meta:table-count="0" meta:image-count="0" meta:object-count="0" meta:page-count="1" meta:paragraph-count="5" meta:word-count="15" meta:character-count="192" meta:non-whitespace-character-count="181"/>
    <meta:generator>LibreOffice/7.3.5.2$Linux_X86_64 LibreOffice_project/30$Build-2</meta:generator>
  </office:meta>
</office:document-meta>
</file>